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5cm" fo:min-width="5.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3.2cm" svg:x="12.9cm" svg:y="2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19:59:44.903000000</meta:creation-date>
    <meta:generator>LibreOffice/5.0.4.2$Windows_x86 LibreOffice_project/2b9802c1994aa0b7dc6079e128979269cf95bc78</meta:generator>
    <dc:date>2016-06-07T00:48:40.881000000</dc:date>
    <meta:editing-duration>PT4H33M11S</meta:editing-duration>
    <meta:editing-cycles>1</meta:editing-cycles>
    <meta:document-statistic meta:object-count="1"/>
  </office:meta>
</office:document-meta>
</file>